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ohit Devanagari1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ans2" svg:font-family="'Liberation Sans'" style:font-adornments="Regular" style:font-family-generic="swiss"/>
    <style:font-face style:name="Lohit Devanagari" svg:font-family="'Lohit Devanagari'" style:font-pitch="variable"/>
    <style:font-face style:name="Source Han Sans CN Regular1" svg:font-family="'Source Han Sans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524e" officeooo:paragraph-rsid="0018524e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8524e" officeooo:paragraph-rsid="0018524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P14" style:family="paragraph">
      <loext:graphic-properties draw:fill="none" draw:fill-color="#ffffff"/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T7" style:family="text">
      <style:text-properties fo:font-size="9pt" style:font-size-asian="9pt" style:font-size-complex="9pt"/>
    </style:style>
    <style:style style:name="gr1" style:family="graphic">
      <style:graphic-properties draw:fill-color="#ffffff" draw:textarea-horizontal-align="justify" draw:textarea-vertical-align="middle" draw:auto-grow-height="false" fo:min-height="1.7398in" fo:min-width="1.4272in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2.6362in" fo:min-width="1.6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2.6772in" fo:min-width="1.8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453in" fo:min-width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0417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2.5209in" fo:min-width="1.8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middle" draw:auto-grow-height="false" fo:min-height="2.5728in" fo:min-width="1.9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8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0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1.4276in" svg:height="1.7398in" svg:x="-0.0272in" svg:y="1.0047in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5" svg:width="1.2713in" svg:height="1.5343in" svg:x="0.0563in" svg:y="1.0882in"><draw:text-box><text:p text:style-name="P4"><text:span text:style-name="T2">Account</text:span></text:p><text:p text:style-name="P4"><text:span text:style-name="T2"/></text:p><text:p text:style-name="P4"><text:span text:style-name="T3">name:_name</text:span></text:p><text:p text:style-name="P4"><text:span text:style-name="T3">email:_email</text:span></text:p><text:p text:style-name="P4"><text:span text:style-name="T3">passwrd:_passwrd</text:span></text:p><text:p text:style-name="P4"><text:span text:style-name="T3">date:_date</text:span></text:p><text:p text:style-name="P4"><text:span text:style-name="T3"/></text:p><text:p text:style-name="P4"><text:span text:style-name="T3"/></text:p></draw:text-box></draw:frame><draw:line text:anchor-type="paragraph" draw:z-index="2" draw:name="Shape3" draw:style-name="gr3" draw:text-style-name="P4" svg:x1="-0.0272in" svg:y1="1.3484in" svg:x2="1.4in" svg:y2="1.3382in"><text:p/></draw:line><draw:line text:anchor-type="paragraph" draw:z-index="3" draw:name="Shape4" draw:style-name="gr3" draw:text-style-name="P4" svg:x1="-0.0272in" svg:y1="2.3071in" svg:x2="1.4in" svg:y2="2.3071in"><text:p/></draw:line><draw:frame text:anchor-type="paragraph" draw:z-index="4" draw:name="Shape5" draw:style-name="gr4" draw:text-style-name="P6" svg:width="1.4276in" svg:height="0.4378in" svg:x="-0.0272in" svg:y="2.3071in"><draw:text-box><text:p text:style-name="P4">register()</text:p><text:p text:style-name="P4">login()</text:p></draw:text-box></draw:frame><draw:custom-shape text:anchor-type="paragraph" draw:z-index="5" draw:name="Shape6" draw:style-name="gr5" draw:text-style-name="P7" svg:width="1.6362in" svg:height="2.6362in" svg:x="0.0146in" svg:y="3.1091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6" draw:name="Shape7" draw:style-name="gr3" draw:text-style-name="P4" svg:x1="1.6508in" svg:y1="3.4839in" svg:x2="0.0146in" svg:y2="3.4839in"><text:p/></draw:line><draw:frame text:anchor-type="paragraph" draw:z-index="7" draw:name="Shape8" draw:style-name="gr6" draw:text-style-name="P8" svg:width="1.6362in" svg:height="0.3752in" svg:x="0.0146in" svg:y="3.1091in"><draw:text-box><text:p text:style-name="P4"><text:span text:style-name="T4">Register</text:span></text:p></draw:text-box></draw:frame><draw:frame text:anchor-type="paragraph" draw:z-index="8" draw:name="Shape9" draw:style-name="gr7" draw:text-style-name="P9" svg:width="1.6362in" svg:height="1.5343in" svg:x="0.0146in" svg:y="3.4839in"><draw:text-box><text:p text:style-name="P4">_name:String</text:p><text:p text:style-name="P4"/><text:p text:style-name="P4">__email:String</text:p><text:p text:style-name="P4"/><text:p text:style-name="P4">_passwrd:String</text:p><text:p text:style-name="P4"/><text:p text:style-name="P4">_date:integer</text:p><text:p text:style-name="P4"/></draw:text-box></draw:frame><draw:frame text:anchor-type="paragraph" draw:z-index="9" draw:name="Shape10" draw:style-name="gr8" draw:text-style-name="P9" svg:width="1.6362in" svg:height="0.6571in" svg:x="0.0146in" svg:y="5.0882in"><draw:text-box><text:p text:style-name="P4">register()</text:p><text:p text:style-name="P4">navigateLogin()</text:p><text:p text:style-name="P4">getAge()</text:p></draw:text-box></draw:frame><draw:line text:anchor-type="paragraph" draw:z-index="10" draw:name="Shape11" draw:style-name="gr3" draw:text-style-name="P4" svg:x1="0.0146in" svg:y1="4.9634in" svg:x2="1.6508in" svg:y2="4.9634in"><text:p/></draw:line><draw:custom-shape text:anchor-type="paragraph" draw:z-index="11" draw:name="Shape12" draw:style-name="gr9" draw:text-style-name="P3" svg:width="1.865in" svg:height="2.6776in" svg:x="1.9417in" svg:y="3.0673in"><text:p/><draw:enhanced-geometry svg:viewBox="0 0 21600 21600" draw:type="rectangle" draw:enhanced-path="M 0 0 L 21600 0 21600 21600 0 21600 0 0 Z N"/></draw:custom-shape><draw:line text:anchor-type="paragraph" draw:z-index="12" draw:name="Shape13" draw:style-name="gr3" draw:text-style-name="P4" svg:x1="3.8063in" svg:y1="3.4945in" svg:x2="1.9417in" svg:y2="3.4945in"><text:p/></draw:line><draw:frame text:anchor-type="paragraph" draw:z-index="13" draw:name="Shape14" draw:style-name="gr6" draw:text-style-name="P8" svg:width="1.865in" svg:height="0.3752in" svg:x="1.9417in" svg:y="3.1193in"><draw:text-box><text:p text:style-name="P4"><text:span text:style-name="T4">Login</text:span></text:p></draw:text-box></draw:frame><draw:frame text:anchor-type="paragraph" draw:z-index="14" draw:name="Shape15" draw:style-name="gr10" draw:text-style-name="P9" svg:width="1.865in" svg:height="1.3024in" svg:x="1.9417in" svg:y="3.6402in"><draw:text-box><text:p text:style-name="P4">_name:String</text:p><text:p text:style-name="P4"/><text:p text:style-name="P4">_passwrd:String</text:p><text:p text:style-name="P4"/></draw:text-box></draw:frame><draw:line text:anchor-type="paragraph" draw:z-index="15" draw:name="Shape16" draw:style-name="gr3" draw:text-style-name="P4" svg:x1="1.9417in" svg:y1="5.0047in" svg:x2="3.8063in" svg:y2="5.0047in"><text:p/></draw:line><draw:frame text:anchor-type="paragraph" draw:z-index="16" draw:name="Shape17" draw:style-name="gr11" draw:text-style-name="P9" svg:width="1.865in" svg:height="0.563in" svg:x="1.9417in" svg:y="5.0571in"><draw:text-box><text:p text:style-name="P4">login()</text:p><text:p text:style-name="P4">navigateRegister()</text:p></draw:text-box></draw:frame><draw:line text:anchor-type="paragraph" draw:z-index="17" draw:name="Shape18" draw:style-name="gr3" draw:text-style-name="P4" svg:x1="0.4728in" svg:y1="2.7445in" svg:x2="0.4728in" svg:y2="3.1091in"><text:p/></draw:line><draw:custom-shape text:anchor-type="paragraph" draw:z-index="18" draw:name="Shape19" draw:style-name="gr12" svg:width="0.2504in" svg:height="0.1358in" svg:x="0.348in" svg:y="2.744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9" draw:name="Shape20" draw:style-name="gr3" draw:text-style-name="P4" svg:x1="0.8791in" svg:y1="2.9945in" svg:x2="2.4417in" svg:y2="2.9736in"><text:p/></draw:line><draw:line text:anchor-type="paragraph" draw:z-index="20" draw:name="Shape21" draw:style-name="gr3" draw:text-style-name="P4" svg:x1="2.4417in" svg:y1="2.9736in" svg:x2="2.4417in" svg:y2="3.0673in"><text:p/></draw:line><draw:custom-shape text:anchor-type="paragraph" draw:z-index="21" draw:name="Shape19" draw:style-name="gr12" svg:width="0.2504in" svg:height="0.1358in" svg:x="0.348in" svg:y="2.744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2" draw:name="Shape19" draw:style-name="gr12" svg:width="0.2504in" svg:height="0.1358in" svg:x="0.348in" svg:y="2.744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3" draw:name="Shape19" draw:style-name="gr12" svg:width="0.2504in" svg:height="0.1358in" svg:x="0.348in" svg:y="2.744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4" draw:name="Shape23" draw:style-name="gr13" svg:width="0.2087in" svg:height="0.1252in" svg:x="0.8063in" svg:y="2.744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5" draw:name="Shape24" draw:style-name="gr3" draw:text-style-name="P4" svg:x1="0.9102in" svg:y1="2.8693in" svg:x2="0.8791in" svg:y2="2.9945in"><text:p/></draw:line><draw:custom-shape text:anchor-type="paragraph" draw:z-index="26" draw:name="Shape25" draw:style-name="gr14" draw:text-style-name="P3" svg:width="1.8961in" svg:height="2.5213in" svg:x="4.5252in" svg:y="0.3382in"><text:p/><draw:enhanced-geometry svg:viewBox="0 0 21600 21600" draw:type="rectangle" draw:enhanced-path="M 0 0 L 21600 0 21600 21600 0 21600 0 0 Z N"/></draw:custom-shape><draw:line text:anchor-type="paragraph" draw:z-index="27" draw:name="Shape26" draw:style-name="gr3" draw:text-style-name="P4" svg:x1="6.4209in" svg:y1="0.7236in" svg:x2="4.5252in" svg:y2="0.7236in"><text:p/></draw:line><draw:frame text:anchor-type="paragraph" draw:z-index="28" draw:name="Shape27" draw:style-name="gr15" draw:text-style-name="P8" svg:width="1.8961in" svg:height="0.3858in" svg:x="4.5252in" svg:y="0.3382in"><draw:text-box><text:p text:style-name="P4"><text:span text:style-name="T4">BucketList</text:span></text:p></draw:text-box></draw:frame><draw:frame text:anchor-type="paragraph" draw:z-index="29" draw:name="Shape28" draw:style-name="gr16" draw:text-style-name="P9" svg:width="1.8961in" svg:height="0.865in" svg:x="4.5252in" svg:y="0.828in"><draw:text-box><text:p text:style-name="P4">txtlist:String</text:p><text:p text:style-name="P4"/><text:p text:style-name="P4">txtActivities:_txtActivities</text:p><text:p text:style-name="P4"/></draw:text-box></draw:frame><draw:line text:anchor-type="paragraph" draw:z-index="30" draw:name="Shape29" draw:style-name="gr3" draw:text-style-name="P4" svg:x1="4.5252in" svg:y1="1.6925in" svg:x2="6.4209in" svg:y2="1.6925in"><text:p/></draw:line><draw:frame text:anchor-type="paragraph" draw:z-index="31" draw:name="Shape30" draw:style-name="gr17" draw:text-style-name="P9" svg:width="1.8961in" svg:height="1.0835in" svg:x="4.5252in" svg:y="1.7756in"><draw:text-box><text:p text:style-name="P4">addList()</text:p><text:p text:style-name="P4">editlist()</text:p><text:p text:style-name="P4">removelist()</text:p><text:p text:style-name="P4">Completed()</text:p><text:p text:style-name="P4">viewList()</text:p></draw:text-box></draw:frame><draw:custom-shape text:anchor-type="paragraph" draw:z-index="32" draw:name="Shape31" draw:style-name="gr18" draw:text-style-name="P3" svg:width="1.9067in" svg:height="2.5732in" svg:x="4.5563in" svg:y="3.3591in"><text:p/><draw:enhanced-geometry svg:viewBox="0 0 21600 21600" draw:type="rectangle" draw:enhanced-path="M 0 0 L 21600 0 21600 21600 0 21600 0 0 Z N"/></draw:custom-shape><draw:line text:anchor-type="paragraph" draw:z-index="33" draw:name="Shape32" draw:style-name="gr3" draw:text-style-name="P4" svg:x1="4.5563in" svg:y1="3.765in" svg:x2="6.4626in" svg:y2="3.7547in"><text:p/></draw:line><draw:frame text:anchor-type="paragraph" draw:z-index="34" draw:name="Shape22" draw:style-name="gr19" draw:text-style-name="P8" svg:width="1.7921in" svg:height="0.2606in" svg:x="4.6189in" svg:y="3.4425in"><draw:text-box><text:p text:style-name="P4"><text:span text:style-name="T4">BucketActivities</text:span></text:p></draw:text-box></draw:frame><draw:line text:anchor-type="paragraph" draw:z-index="35" draw:name="Shape33" draw:style-name="gr3" draw:text-style-name="P4" svg:x1="4.5563in" svg:y1="4.6925in" svg:x2="6.4626in" svg:y2="4.6925in"><text:p/></draw:line><draw:frame text:anchor-type="paragraph" draw:z-index="36" draw:name="Shape34" draw:style-name="gr20" draw:text-style-name="P9" svg:width="1.9067in" svg:height="0.8752in" svg:x="4.5563in" svg:y="3.8173in"><draw:text-box><text:p text:style-name="P4">_txtActivities:String</text:p></draw:text-box></draw:frame><draw:frame text:anchor-type="paragraph" draw:z-index="37" draw:name="Shape35" draw:style-name="gr21" draw:text-style-name="P6" svg:width="1.9067in" svg:height="1.1512in" svg:x="4.5563in" svg:y="4.6925in"><draw:text-box><text:p text:style-name="P4">addActivity()</text:p><text:p text:style-name="P4">editActivity()</text:p><text:p text:style-name="P4">removeActivity()</text:p><text:p text:style-name="P4">completedActivity()</text:p><text:p text:style-name="P4">ViewActivity()</text:p><text:p text:style-name="P4">appendList()</text:p></draw:text-box></draw:frame><draw:line text:anchor-type="paragraph" draw:z-index="38" draw:name="Shape36" draw:style-name="gr3" draw:text-style-name="P4" svg:x1="5.4835in" svg:y1="2.8591in" svg:x2="5.4835in" svg:y2="3.3591in"><text:p/></draw:line><draw:line text:anchor-type="paragraph" draw:z-index="39" draw:name="Shape37" draw:style-name="gr3" draw:text-style-name="P4" svg:x1="1.4in" svg:y1="1.7965in" svg:x2="4.5252in" svg:y2="1.7965in"><text:p/></draw:line><draw:frame text:anchor-type="paragraph" draw:z-index="40" draw:name="Shape38" draw:style-name="gr19" draw:text-style-name="P11" svg:width="1.1461in" svg:height="0.2606in" svg:x="1.8689in" svg:y="2.2965in"><draw:text-box><text:p text:style-name="P10"><text:span text:style-name="T2">Super Class</text:span></text:p></draw:text-box></draw:frame><draw:line text:anchor-type="paragraph" draw:z-index="41" draw:name="Shape40" draw:style-name="gr3" draw:text-style-name="P4" svg:x1="1.8272in" svg:y1="2.3902in" svg:x2="1.4in" svg:y2="2.3902in"><text:p/></draw:line><draw:frame text:anchor-type="paragraph" draw:z-index="42" draw:name="Shape39" draw:style-name="gr22" draw:text-style-name="P6" svg:width="0.365in" svg:height="0.1925in" svg:x="1.452in" svg:y="1.6091in"><draw:text-box><text:p>1</text:p></draw:text-box></draw:frame><draw:frame text:anchor-type="paragraph" draw:z-index="43" draw:name="Shape41" draw:style-name="gr23" draw:text-style-name="P12" svg:width="0.2815in" svg:height="0.198in" svg:x="4.2437in" svg:y="1.5984in"><draw:text-box><text:p><text:span text:style-name="T5">∏</text:span></text:p></draw:text-box></draw:frame><draw:frame text:anchor-type="paragraph" draw:z-index="44" draw:name="Shape42" draw:style-name="gr24" draw:text-style-name="P14" svg:width="0.1461in" svg:height="0.1449in" svg:x="5.5354in" svg:y="3.2146in"><draw:text-box><text:p text:style-name="P13"><text:span text:style-name="T6">∏</text:span></text:p></draw:text-box></draw:frame><draw:frame text:anchor-type="paragraph" draw:z-index="45" draw:name="Shape43" draw:style-name="gr25" draw:text-style-name="P15" svg:width="0.1567in" svg:height="0.1449in" svg:x="5.5563in" svg:y="2.8591in"><draw:text-box><text:p><text:span text:style-name="T7">1</text:span></text:p></draw:text-box></draw:frame><draw:frame text:anchor-type="paragraph" draw:z-index="46" draw:name="Shape44" draw:style-name="gr26" draw:text-style-name="P11" svg:width="1.5941in" svg:height="0.365in" svg:x="0.9835in" svg:y="6.4528in"><draw:text-box><text:p><text:span text:style-name="T2">Sub classes</text:span></text:p></draw:text-box></draw:frame><draw:line text:anchor-type="paragraph" draw:z-index="47" draw:name="Shape45" draw:style-name="gr3" draw:text-style-name="P4" svg:x1="0.9937in" svg:y1="5.7453in" svg:x2="1.2539in" svg:y2="6.4528in"><text:p/></draw:line><draw:line text:anchor-type="paragraph" draw:z-index="48" draw:name="Shape46" draw:style-name="gr3" draw:text-style-name="P4" svg:x1="2.2228in" svg:y1="5.7445in" svg:x2="1.6291in" svg:y2="6.4008in"><text:p/></draw:lin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ohit Devanagari1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ans2" svg:font-family="'Liberation Sans'" style:font-adornments="Regular" style:font-family-generic="swiss"/>
    <style:font-face style:name="Lohit Devanagari" svg:font-family="'Lohit Devanagari'" style:font-pitch="variable"/>
    <style:font-face style:name="Source Han Sans CN Regular1" svg:font-family="'Source Han Sans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8524e" officeooo:paragraph-rsid="001852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Class Diagram: BucketlistApp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03:10.517185742</meta:creation-date>
    <dc:date>2017-07-10T19:09:53.198681975</dc:date>
    <meta:editing-duration>PT23M50S</meta:editing-duration>
    <meta:editing-cycles>4</meta:editing-cycles>
    <meta:generator>LibreOffice/5.2.7.2$Linux_X86_64 LibreOffice_project/20$Build-2</meta:generator>
    <meta:document-statistic meta:table-count="0" meta:image-count="0" meta:object-count="0" meta:page-count="1" meta:paragraph-count="1" meta:word-count="3" meta:character-count="28" meta:non-whitespace-character-count="26"/>
  </office:meta>
</office:document-meta>
</file>